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t VehicleSpeed</text:p>
          </table:table-cell>
          <table:table-cell table:formula="of:=[.$F$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leep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$F$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 incr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PM increme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]+[.$F$2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ni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]+[.$F$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4]+[.$F$2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5]+[.$F$3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7]+[.$F$2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8]+[.$F$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0]+[.$F$2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1]+[.$F$3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3]+[.$F$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4]+[.$F$3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6]+[.$F$2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7]+[.$F$3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9]+[.$F$2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0]+[.$F$3]"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2]+[.$F$2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3]+[.$F$3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5]+[.$F$2]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6]+[.$F$3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8]+[.$F$2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9]+[.$F$3]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1]+[.$F$2]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2]+[.$F$3]"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4]+[.$F$2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5]+[.$F$3]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7]+[.$F$2]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8]+[.$F$3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40]+[.$F$2]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41]+[.$F$3]"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43]+[.$F$2]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44]+[.$F$3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46]+[.$F$2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47]+[.$F$3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49]+[.$F$2]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50]+[.$F$3]"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52]+[.$F$2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53]+[.$F$3]"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55]+[.$F$2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56]+[.$F$3]"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58]+[.$F$2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59]+[.$F$3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61]+[.$F$2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62]+[.$F$3]"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64]+[.$F$2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65]+[.$F$3]"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67]+[.$F$2]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68]+[.$F$3]"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70]+[.$F$2]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71]+[.$F$3]"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73]+[.$F$2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74]+[.$F$3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76]+[.$F$2]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77]+[.$F$3]"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79]+[.$F$2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80]+[.$F$3]"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82]+[.$F$2]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83]+[.$F$3]"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85]+[.$F$2]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86]+[.$F$3]"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88]+[.$F$2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89]+[.$F$3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91]+[.$F$2]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92]+[.$F$3]"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94]+[.$F$2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95]+[.$F$3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97]+[.$F$2]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98]+[.$F$3]"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00]+[.$F$2]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01]+[.$F$3]"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03]+[.$F$2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04]+[.$F$3]"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06]+[.$F$2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07]+[.$F$3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09]+[.$F$2]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10]+[.$F$3]"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12]+[.$F$2]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13]+[.$F$3]"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15]+[.$F$2]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16]+[.$F$3]"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18]+[.$F$2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19]+[.$F$3]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21]+[.$F$2]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22]+[.$F$3]"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24]+[.$F$2]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25]+[.$F$3]"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27]+[.$F$2]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28]+[.$F$3]"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30]+[.$F$2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31]+[.$F$3]"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33]+[.$F$2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34]+[.$F$3]"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36]+[.$F$2]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37]+[.$F$3]"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39]+[.$F$2]"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40]+[.$F$3]"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42]+[.$F$2]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43]+[.$F$3]"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45]+[.$F$2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46]+[.$F$3]"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48]+[.$F$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49]+[.$F$3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51]+[.$F$2]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52]+[.$F$3]"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54]+[.$F$2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55]+[.$F$3]"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57]+[.$F$2]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58]+[.$F$3]"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60]+[.$F$2]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61]+[.$F$3]"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63]+[.$F$2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64]+[.$F$3]"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66]+[.$F$2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67]+[.$F$3]"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69]+[.$F$2]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70]+[.$F$3]"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72]+[.$F$2]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73]+[.$F$3]"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75]+[.$F$2]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76]+[.$F$3]"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78]+[.$F$2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79]+[.$F$3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81]+[.$F$2]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82]+[.$F$3]"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84]+[.$F$2]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85]+[.$F$3]"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87]+[.$F$2]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88]+[.$F$3]"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90]+[.$F$2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91]+[.$F$3]"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93]+[.$F$2]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94]+[.$F$3]"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96]+[.$F$2]"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197]+[.$F$3]"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199]+[.$F$2]"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00]+[.$F$3]"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02]+[.$F$2]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03]+[.$F$3]"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05]+[.$F$2]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06]+[.$F$3]"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08]+[.$F$2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09]+[.$F$3]"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11]+[.$F$2]"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12]+[.$F$3]"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14]+[.$F$2]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15]+[.$F$3]"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17]+[.$F$2]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18]+[.$F$3]"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20]+[.$F$2]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21]+[.$F$3]"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23]+[.$F$2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24]+[.$F$3]"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26]+[.$F$2]"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27]+[.$F$3]"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29]+[.$F$2]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30]+[.$F$3]"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32]+[.$F$2]"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33]+[.$F$3]"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35]+[.$F$2]"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36]+[.$F$3]"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38]+[.$F$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39]+[.$F$3]"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41]+[.$F$2]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42]+[.$F$3]"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44]+[.$F$2]"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45]+[.$F$3]"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47]+[.$F$2]"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48]+[.$F$3]"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50]+[.$F$2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51]+[.$F$3]"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53]+[.$F$2]"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54]+[.$F$3]"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56]+[.$F$2]"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57]+[.$F$3]"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59]+[.$F$2]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60]+[.$F$3]"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62]+[.$F$2]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63]+[.$F$3]"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65]+[.$F$2]"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66]+[.$F$3]"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68]+[.$F$2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69]+[.$F$3]"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71]+[.$F$2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72]+[.$F$3]"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74]+[.$F$2]"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75]+[.$F$3]"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77]+[.$F$2]"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78]+[.$F$3]"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80]+[.$F$2]"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81]+[.$F$3]"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83]+[.$F$2]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84]+[.$F$3]"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86]+[.$F$2]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87]+[.$F$3]"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89]+[.$F$2]"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90]+[.$F$3]"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92]+[.$F$2]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93]+[.$F$3]"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95]+[.$F$2]"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96]+[.$F$3]"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298]+[.$F$2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299]+[.$F$3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01]+[.$F$2]"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02]+[.$F$3]" office:value-type="float" office:value="10100" calcext:value-type="float">
            <text:p>10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04]+[.$F$2]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05]+[.$F$3]" office:value-type="float" office:value="10200" calcext:value-type="float">
            <text:p>10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07]+[.$F$2]"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08]+[.$F$3]"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10]+[.$F$2]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11]+[.$F$3]" office:value-type="float" office:value="10400" calcext:value-type="float">
            <text:p>10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13]+[.$F$2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14]+[.$F$3]" office:value-type="float" office:value="10500" calcext:value-type="float">
            <text:p>10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16]+[.$F$2]"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17]+[.$F$3]" office:value-type="float" office:value="10600" calcext:value-type="float">
            <text:p>10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19]+[.$F$2]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20]+[.$F$3]" office:value-type="float" office:value="10700" calcext:value-type="float">
            <text:p>10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22]+[.$F$2]"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23]+[.$F$3]" office:value-type="float" office:value="10800" calcext:value-type="float">
            <text:p>10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25]+[.$F$2]"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26]+[.$F$3]" office:value-type="float" office:value="10900" calcext:value-type="float">
            <text:p>10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28]+[.$F$2]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29]+[.$F$3]" office:value-type="float" office:value="11000" calcext:value-type="float">
            <text:p>1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31]+[.$F$2]"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32]+[.$F$3]" office:value-type="float" office:value="11100" calcext:value-type="float">
            <text:p>1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34]+[.$F$2]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35]+[.$F$3]" office:value-type="float" office:value="11200" calcext:value-type="float">
            <text:p>11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37]+[.$F$2]"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38]+[.$F$3]" office:value-type="float" office:value="11300" calcext:value-type="float">
            <text:p>11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40]+[.$F$2]"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41]+[.$F$3]" office:value-type="float" office:value="11400" calcext:value-type="float">
            <text:p>11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43]+[.$F$2]"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44]+[.$F$3]" office:value-type="float" office:value="11500" calcext:value-type="float">
            <text:p>1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46]+[.$F$2]"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47]+[.$F$3]" office:value-type="float" office:value="11600" calcext:value-type="float">
            <text:p>1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49]+[.$F$2]"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50]+[.$F$3]" office:value-type="float" office:value="11700" calcext:value-type="float">
            <text:p>1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52]+[.$F$2]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53]+[.$F$3]" office:value-type="float" office:value="11800" calcext:value-type="float">
            <text:p>11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55]+[.$F$2]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56]+[.$F$3]" office:value-type="float" office:value="11900" calcext:value-type="float">
            <text:p>11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58]+[.$F$2]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59]+[.$F$3]" office:value-type="float" office:value="12000" calcext:value-type="float">
            <text:p>1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61]+[.$F$2]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62]+[.$F$3]" office:value-type="float" office:value="12100" calcext:value-type="float">
            <text:p>12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64]+[.$F$2]"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65]+[.$F$3]" office:value-type="float" office:value="12200" calcext:value-type="float">
            <text:p>12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67]+[.$F$2]"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68]+[.$F$3]" office:value-type="float" office:value="12300" calcext:value-type="float">
            <text:p>12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70]+[.$F$2]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71]+[.$F$3]" office:value-type="float" office:value="12400" calcext:value-type="float">
            <text:p>12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73]+[.$F$2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74]+[.$F$3]" office:value-type="float" office:value="12500" calcext:value-type="float">
            <text:p>1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76]+[.$F$2]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77]+[.$F$3]" office:value-type="float" office:value="12600" calcext:value-type="float">
            <text:p>1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79]+[.$F$2]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80]+[.$F$3]" office:value-type="float" office:value="12700" calcext:value-type="float">
            <text:p>12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82]+[.$F$2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83]+[.$F$3]" office:value-type="float" office:value="12800" calcext:value-type="float">
            <text:p>12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VehicleSpeed</text:p>
          </table:table-cell>
          <table:table-cell table:formula="of:=[.B385]+[.$F$2]"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EngineRPM</text:p>
          </table:table-cell>
          <table:table-cell table:formula="of:=[.B386]+[.$F$3]" office:value-type="float" office:value="12900" calcext:value-type="float">
            <text:p>12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table:formula="of:=[.$F$1]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00:41:54.852748794</meta:creation-date>
    <dc:date>2019-01-26T00:56:08.960312149</dc:date>
    <meta:editing-duration>PT14M15S</meta:editing-duration>
    <meta:editing-cycles>2</meta:editing-cycles>
    <meta:generator>LibreOffice/6.1.4.2$Linux_X86_64 LibreOffice_project/10$Build-2</meta:generator>
    <meta:document-statistic meta:table-count="1" meta:cell-count="788" meta:object-count="0"/>
  </office:meta>
</office:document-meta>
</file>